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table:number-columns-repeated="4"/>
          <table:table-cell table:style-name="ce17" table:formula="of:=SUM([.A3:.F3])" office:value-type="float" office:value="12300" calcext:value-type="float">
            <text:p>123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361.111111111111" calcext:value-type="float">
            <text:p>361.1111111111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Ժոզեֆ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Gena</text:p>
          </table:table-cell>
          <table:table-cell/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28:.F28])" office:value-type="float" office:value="361.111111111111" calcext:value-type="float">
            <text:p>361.1111111111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+Stepan</text:p>
          </table:table-cell>
          <table:table-cell/>
          <table:table-cell table:formula="of:=SUM([.C28:.F28])"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5"/>
          <table:table-cell table:formula="of:=SUM([.A28];[.C28];[.D28];[.E28];[.F28])" office:value-type="float" office:value="305.263157894737" calcext:value-type="float">
            <text:p>305.2631578947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305.263157894737" calcext:value-type="float">
            <text:p>305.2631578947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table:style-name="ce46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Vah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Tatev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)" office:value-type="float" office:value="305.263157894737" calcext:value-type="float">
            <text:p>305.2631578947</text:p>
          </table:table-cell>
          <table:table-cell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8" office:value-type="float" office:value="361.111111111111" calcext:value-type="float">
            <text:p>361.1111111111</text:p>
          </table:table-cell>
          <table:table-cell table:style-name="ce17" table:formula="of:=[.C3]/16" office:value-type="float" office:value="0" calcext:value-type="float">
            <text:p>0</text:p>
          </table:table-cell>
          <table:table-cell table:style-name="ce17" table:formula="of:=[.D3]/15" office:value-type="float" office:value="0" calcext:value-type="float">
            <text:p>0</text:p>
          </table:table-cell>
          <table:table-cell table:style-name="ce17" table:formula="of:=[.E3]/15" office:value-type="float" office:value="0" calcext:value-type="float">
            <text:p>0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style-name="ce17" table:formula="of:=SUM([.H3:.H27])" office:value-type="float" office:value="12300" calcext:value-type="float">
            <text:p>123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8"/>
          <table:table-cell table:style-name="Default" table:number-columns-repeated="2"/>
          <table:table-cell table:style-name="ce51" office:value-type="float" office:value="32100" calcext:value-type="float">
            <text:p>32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09:40:12.449195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2T09:41:00.266479765</dc:date>
    <meta:editing-duration>P3DT10H2M14S</meta:editing-duration>
    <meta:editing-cycles>1570</meta:editing-cycles>
    <meta:generator>LibreOffice/4.2.8.2$Linux_X86_64 LibreOffice_project/420m0$Build-2</meta:generator>
    <meta:document-statistic meta:table-count="11" meta:cell-count="3823" meta:object-count="0"/>
  </office:meta>
</office:document-meta>
</file>